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2.1366in"/>
    </style:style>
    <style:style style:name="co3" style:family="table-column">
      <style:table-column-properties fo:break-before="auto" style:column-width="2.0945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SUMMARY_202508130945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ber_new_token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typ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ertilityInput</text:p>
          </table:table-cell>
          <table:table-cell office:value-type="string" calcext:value-type="string">
            <text:p>Perplexity</text:p>
          </table:table-cell>
          <table:table-cell office:value-type="string" calcext:value-type="string">
            <text:p>FertilityOutput</text:p>
          </table:table-cell>
          <table:table-cell office:value-type="string" calcext:value-type="string">
            <text:p>MMLU</text:p>
          </table:table-cell>
          <table:table-cell office:value-type="string" calcext:value-type="string">
            <text:p>CalamePT</text:p>
          </table:table-cell>
          <table:table-cell office:value-type="string" calcext:value-type="string">
            <text:p>SupergluePTPT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HuggingFaceTB/SmolLM2-135M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esults@2025-08-12 01:40:27</text:p>
          </table:table-cell>
          <table:table-cell office:value-type="float" office:value="2.4748432934166" calcext:value-type="float">
            <text:p>2.4748432934166</text:p>
          </table:table-cell>
          <table:table-cell office:value-type="float" office:value="283.386050243378" calcext:value-type="float">
            <text:p>283.386050243378</text:p>
          </table:table-cell>
          <table:table-cell office:value-type="float" office:value="3.07421897087928" calcext:value-type="float">
            <text:p>3.07421897087928</text:p>
          </table:table-cell>
          <table:table-cell office:value-type="float" office:value="0.232516735507762" calcext:value-type="float">
            <text:p>0.232516735507762</text:p>
          </table:table-cell>
          <table:table-cell office:value-type="float" office:value="0.135356454720617" calcext:value-type="float">
            <text:p>0.135356454720617</text:p>
          </table:table-cell>
          <table:table-cell office:value-type="float" office:value="0.0146782085058336" calcext:value-type="float">
            <text:p>0.01467820850583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uggingFaceTB/SmolLM2-135M</text:p>
          </table:table-cell>
          <table:table-cell office:value-type="string" calcext:value-type="string">
            <text:p>INITIALIZED_NO_TRAINING</text:p>
          </table:table-cell>
          <table:table-cell office:value-type="string" calcext:value-type="string">
            <text:p>results@2025-08-12 01:40:27</text:p>
          </table:table-cell>
          <table:table-cell office:value-type="float" office:value="1.93654271471953" calcext:value-type="float">
            <text:p>1.93654271471953</text:p>
          </table:table-cell>
          <table:table-cell office:value-type="float" office:value="1134.29602661133" calcext:value-type="float">
            <text:p>1134.29602661133</text:p>
          </table:table-cell>
          <table:table-cell office:value-type="float" office:value="3.2442602933512" calcext:value-type="float">
            <text:p>3.2442602933512</text:p>
          </table:table-cell>
          <table:table-cell office:value-type="float" office:value="0.232516735507762" calcext:value-type="float">
            <text:p>0.232516735507762</text:p>
          </table:table-cell>
          <table:table-cell office:value-type="float" office:value="0.135356454720617" calcext:value-type="float">
            <text:p>0.135356454720617</text:p>
          </table:table-cell>
          <table:table-cell office:value-type="float" office:value="0.0146782085058336" calcext:value-type="float">
            <text:p>0.01467820850583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uggingFaceTB/SmolLM2-135M</text:p>
          </table:table-cell>
          <table:table-cell office:value-type="string" calcext:value-type="string">
            <text:p>INITIALIZED_WITH_TRAINING</text:p>
          </table:table-cell>
          <table:table-cell office:value-type="string" calcext:value-type="string">
            <text:p>results@2025-08-12 01:40:27</text:p>
          </table:table-cell>
          <table:table-cell office:value-type="float" office:value="1.93654271471953" calcext:value-type="float">
            <text:p>1.93654271471953</text:p>
          </table:table-cell>
          <table:table-cell office:value-type="float" office:value="1200.90561395645" calcext:value-type="float">
            <text:p>1200.90561395645</text:p>
          </table:table-cell>
          <table:table-cell office:value-type="float" office:value="3.29587595860323" calcext:value-type="float">
            <text:p>3.29587595860323</text:p>
          </table:table-cell>
          <table:table-cell office:value-type="float" office:value="0.232516735507762" calcext:value-type="float">
            <text:p>0.232516735507762</text:p>
          </table:table-cell>
          <table:table-cell office:value-type="float" office:value="0.135356454720617" calcext:value-type="float">
            <text:p>0.135356454720617</text:p>
          </table:table-cell>
          <table:table-cell office:value-type="float" office:value="0.0146782085058336" calcext:value-type="float">
            <text:p>0.01467820850583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HuggingFaceTB/SmolLM2-135M</text:p>
          </table:table-cell>
          <table:table-cell office:value-type="string" calcext:value-type="string">
            <text:p>INITIALIZED_NO_TRAINING</text:p>
          </table:table-cell>
          <table:table-cell office:value-type="string" calcext:value-type="string">
            <text:p>results@2025-08-12 03:04:02</text:p>
          </table:table-cell>
          <table:table-cell office:value-type="float" office:value="1.75899616111843" calcext:value-type="float">
            <text:p>1.75899616111843</text:p>
          </table:table-cell>
          <table:table-cell office:value-type="float" office:value="1965.71652894974" calcext:value-type="float">
            <text:p>1965.71652894974</text:p>
          </table:table-cell>
          <table:table-cell office:value-type="float" office:value="2.75851184256357" calcext:value-type="float">
            <text:p>2.75851184256357</text:p>
          </table:table-cell>
          <table:table-cell office:value-type="float" office:value="0.232516735507762" calcext:value-type="float">
            <text:p>0.232516735507762</text:p>
          </table:table-cell>
          <table:table-cell office:value-type="float" office:value="0.135356454720617" calcext:value-type="float">
            <text:p>0.135356454720617</text:p>
          </table:table-cell>
          <table:table-cell office:value-type="float" office:value="0.015054572826496" calcext:value-type="float">
            <text:p>0.0150545728264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HuggingFaceTB/SmolLM2-135M</text:p>
          </table:table-cell>
          <table:table-cell office:value-type="string" calcext:value-type="string">
            <text:p>INITIALIZED_WITH_TRAINING</text:p>
          </table:table-cell>
          <table:table-cell office:value-type="string" calcext:value-type="string">
            <text:p>results@2025-08-12 03:04:02</text:p>
          </table:table-cell>
          <table:table-cell office:value-type="float" office:value="1.75899616111843" calcext:value-type="float">
            <text:p>1.75899616111843</text:p>
          </table:table-cell>
          <table:table-cell office:value-type="float" office:value="2086.66962795258" calcext:value-type="float">
            <text:p>2086.66962795258</text:p>
          </table:table-cell>
          <table:table-cell office:value-type="float" office:value="2.79297283176594" calcext:value-type="float">
            <text:p>2.79297283176594</text:p>
          </table:table-cell>
          <table:table-cell office:value-type="float" office:value="0.232516735507762" calcext:value-type="float">
            <text:p>0.232516735507762</text:p>
          </table:table-cell>
          <table:table-cell office:value-type="float" office:value="0.135356454720617" calcext:value-type="float">
            <text:p>0.135356454720617</text:p>
          </table:table-cell>
          <table:table-cell office:value-type="float" office:value="0.015054572826496" calcext:value-type="float">
            <text:p>0.01505457282649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HuggingFaceTB/SmolLM2-135M</text:p>
          </table:table-cell>
          <table:table-cell office:value-type="string" calcext:value-type="string">
            <text:p>INITIALIZED_NO_TRAINING</text:p>
          </table:table-cell>
          <table:table-cell office:value-type="string" calcext:value-type="string">
            <text:p>results@2025-08-12 04:35:42</text:p>
          </table:table-cell>
          <table:table-cell office:value-type="float" office:value="1.75493267633072" calcext:value-type="float">
            <text:p>1.75493267633072</text:p>
          </table:table-cell>
          <table:table-cell office:value-type="float" office:value="2707.23825025558" calcext:value-type="float">
            <text:p>2707.23825025558</text:p>
          </table:table-cell>
          <table:table-cell office:value-type="float" office:value="2.8251577432002" calcext:value-type="float">
            <text:p>2.8251577432002</text:p>
          </table:table-cell>
          <table:table-cell office:value-type="float" office:value="0.232516735507762" calcext:value-type="float">
            <text:p>0.232516735507762</text:p>
          </table:table-cell>
          <table:table-cell office:value-type="float" office:value="0.135356454720617" calcext:value-type="float">
            <text:p>0.135356454720617</text:p>
          </table:table-cell>
          <table:table-cell office:value-type="float" office:value="0.015054572826496" calcext:value-type="float">
            <text:p>0.01505457282649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HuggingFaceTB/SmolLM2-135M</text:p>
          </table:table-cell>
          <table:table-cell office:value-type="string" calcext:value-type="string">
            <text:p>INITIALIZED_WITH_TRAINING</text:p>
          </table:table-cell>
          <table:table-cell office:value-type="string" calcext:value-type="string">
            <text:p>results@2025-08-12 04:35:42</text:p>
          </table:table-cell>
          <table:table-cell office:value-type="float" office:value="1.75493267633072" calcext:value-type="float">
            <text:p>1.75493267633072</text:p>
          </table:table-cell>
          <table:table-cell office:value-type="float" office:value="2707.72200504303" calcext:value-type="float">
            <text:p>2707.72200504303</text:p>
          </table:table-cell>
          <table:table-cell office:value-type="float" office:value="2.85544290615045" calcext:value-type="float">
            <text:p>2.85544290615045</text:p>
          </table:table-cell>
          <table:table-cell office:value-type="float" office:value="0.232516735507762" calcext:value-type="float">
            <text:p>0.232516735507762</text:p>
          </table:table-cell>
          <table:table-cell office:value-type="float" office:value="0.135356454720617" calcext:value-type="float">
            <text:p>0.135356454720617</text:p>
          </table:table-cell>
          <table:table-cell office:value-type="float" office:value="0.015054572826496" calcext:value-type="float">
            <text:p>0.015054572826496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HuggingFaceTB/SmolLM3-3B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esults@2025-08-12 18:49:42</text:p>
          </table:table-cell>
          <table:table-cell office:value-type="float" office:value="1.94001718902194" calcext:value-type="float">
            <text:p>1.94001718902194</text:p>
          </table:table-cell>
          <table:table-cell/>
          <table:table-cell office:value-type="float" office:value="2.00127829970738" calcext:value-type="float">
            <text:p>2.00127829970738</text:p>
          </table:table-cell>
          <table:table-cell office:value-type="float" office:value="0.566657171343114" calcext:value-type="float">
            <text:p>0.566657171343114</text:p>
          </table:table-cell>
          <table:table-cell office:value-type="float" office:value="0.585260115606937" calcext:value-type="float">
            <text:p>0.585260115606937</text:p>
          </table:table-cell>
          <table:table-cell office:value-type="float" office:value="0.496863630661147" calcext:value-type="float">
            <text:p>0.4968636306611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uggingFaceTB/SmolLM3-3B</text:p>
          </table:table-cell>
          <table:table-cell office:value-type="string" calcext:value-type="string">
            <text:p>INITIALIZED_NO_TRAINING</text:p>
          </table:table-cell>
          <table:table-cell office:value-type="string" calcext:value-type="string">
            <text:p>results@2025-08-12 18:49:42</text:p>
          </table:table-cell>
          <table:table-cell office:value-type="float" office:value="1.76513378788747" calcext:value-type="float">
            <text:p>1.76513378788747</text:p>
          </table:table-cell>
          <table:table-cell/>
          <table:table-cell office:value-type="float" office:value="2.11016699744699" calcext:value-type="float">
            <text:p>2.11016699744699</text:p>
          </table:table-cell>
          <table:table-cell office:value-type="float" office:value="0.566657171343114" calcext:value-type="float">
            <text:p>0.566657171343114</text:p>
          </table:table-cell>
          <table:table-cell office:value-type="float" office:value="0.585260115606937" calcext:value-type="float">
            <text:p>0.585260115606937</text:p>
          </table:table-cell>
          <table:table-cell office:value-type="float" office:value="0.496863630661147" calcext:value-type="float">
            <text:p>0.4968636306611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uggingFaceTB/SmolLM3-3B</text:p>
          </table:table-cell>
          <table:table-cell office:value-type="string" calcext:value-type="string">
            <text:p>INITIALIZED_WITH_TRAINING</text:p>
          </table:table-cell>
          <table:table-cell office:value-type="string" calcext:value-type="string">
            <text:p>results@2025-08-12 18:49:42</text:p>
          </table:table-cell>
          <table:table-cell office:value-type="float" office:value="1.76513378788747" calcext:value-type="float">
            <text:p>1.76513378788747</text:p>
          </table:table-cell>
          <table:table-cell/>
          <table:table-cell office:value-type="float" office:value="2.10696288352294" calcext:value-type="float">
            <text:p>2.10696288352294</text:p>
          </table:table-cell>
          <table:table-cell office:value-type="float" office:value="0.566657171343114" calcext:value-type="float">
            <text:p>0.566657171343114</text:p>
          </table:table-cell>
          <table:table-cell office:value-type="float" office:value="0.585260115606937" calcext:value-type="float">
            <text:p>0.585260115606937</text:p>
          </table:table-cell>
          <table:table-cell office:value-type="float" office:value="0.496863630661147" calcext:value-type="float">
            <text:p>0.4968636306611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HuggingFaceTB/SmolLM3-3B</text:p>
          </table:table-cell>
          <table:table-cell office:value-type="string" calcext:value-type="string">
            <text:p>INITIALIZED_NO_TRAINING</text:p>
          </table:table-cell>
          <table:table-cell office:value-type="string" calcext:value-type="string">
            <text:p>results@2025-08-13 00:42:32</text:p>
          </table:table-cell>
          <table:table-cell office:value-type="float" office:value="1.65269008193434" calcext:value-type="float">
            <text:p>1.65269008193434</text:p>
          </table:table-cell>
          <table:table-cell/>
          <table:table-cell office:value-type="float" office:value="2.04958767294307" calcext:value-type="float">
            <text:p>2.04958767294307</text:p>
          </table:table-cell>
          <table:table-cell office:value-type="float" office:value="0.566657171343114" calcext:value-type="float">
            <text:p>0.566657171343114</text:p>
          </table:table-cell>
          <table:table-cell office:value-type="float" office:value="0.585260115606937" calcext:value-type="float">
            <text:p>0.585260115606937</text:p>
          </table:table-cell>
          <table:table-cell office:value-type="float" office:value="0.496863630661147" calcext:value-type="float">
            <text:p>0.4968636306611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HuggingFaceTB/SmolLM3-3B</text:p>
          </table:table-cell>
          <table:table-cell office:value-type="string" calcext:value-type="string">
            <text:p>INITIALIZED_WITH_TRAINING</text:p>
          </table:table-cell>
          <table:table-cell office:value-type="string" calcext:value-type="string">
            <text:p>results@2025-08-13 00:42:32</text:p>
          </table:table-cell>
          <table:table-cell office:value-type="float" office:value="1.65269008193434" calcext:value-type="float">
            <text:p>1.65269008193434</text:p>
          </table:table-cell>
          <table:table-cell/>
          <table:table-cell office:value-type="float" office:value="2.03669682710702" calcext:value-type="float">
            <text:p>2.03669682710702</text:p>
          </table:table-cell>
          <table:table-cell office:value-type="float" office:value="0.566657171343114" calcext:value-type="float">
            <text:p>0.566657171343114</text:p>
          </table:table-cell>
          <table:table-cell office:value-type="float" office:value="0.585260115606937" calcext:value-type="float">
            <text:p>0.585260115606937</text:p>
          </table:table-cell>
          <table:table-cell office:value-type="float" office:value="0.496863630661147" calcext:value-type="float">
            <text:p>0.49686363066114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HuggingFaceTB/SmolLM3-3B</text:p>
          </table:table-cell>
          <table:table-cell office:value-type="string" calcext:value-type="string">
            <text:p>INITIALIZED_NO_TRAINING</text:p>
          </table:table-cell>
          <table:table-cell office:value-type="string" calcext:value-type="string">
            <text:p>results@2025-08-13 06:43:44</text:p>
          </table:table-cell>
          <table:table-cell office:value-type="float" office:value="1.65407895490747" calcext:value-type="float">
            <text:p>1.65407895490747</text:p>
          </table:table-cell>
          <table:table-cell/>
          <table:table-cell office:value-type="float" office:value="2.01573587920017" calcext:value-type="float">
            <text:p>2.01573587920017</text:p>
          </table:table-cell>
          <table:table-cell office:value-type="float" office:value="0.566657171343114" calcext:value-type="float">
            <text:p>0.566657171343114</text:p>
          </table:table-cell>
          <table:table-cell office:value-type="float" office:value="0.585260115606937" calcext:value-type="float">
            <text:p>0.585260115606937</text:p>
          </table:table-cell>
          <table:table-cell office:value-type="float" office:value="0.496863630661147" calcext:value-type="float">
            <text:p>0.49686363066114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HuggingFaceTB/SmolLM3-3B</text:p>
          </table:table-cell>
          <table:table-cell office:value-type="string" calcext:value-type="string">
            <text:p>INITIALIZED_WITH_TRAINING</text:p>
          </table:table-cell>
          <table:table-cell office:value-type="string" calcext:value-type="string">
            <text:p>results@2025-08-13 06:43:44</text:p>
          </table:table-cell>
          <table:table-cell office:value-type="float" office:value="1.65407895490747" calcext:value-type="float">
            <text:p>1.65407895490747</text:p>
          </table:table-cell>
          <table:table-cell/>
          <table:table-cell office:value-type="float" office:value="2.03322191300763" calcext:value-type="float">
            <text:p>2.03322191300763</text:p>
          </table:table-cell>
          <table:table-cell office:value-type="float" office:value="0.566657171343114" calcext:value-type="float">
            <text:p>0.566657171343114</text:p>
          </table:table-cell>
          <table:table-cell office:value-type="float" office:value="0.585260115606937" calcext:value-type="float">
            <text:p>0.585260115606937</text:p>
          </table:table-cell>
          <table:table-cell office:value-type="float" office:value="0.496863630661147" calcext:value-type="float">
            <text:p>0.496863630661147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Qwen/Qwen2.5-1.5B-Instruct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esults@2025-08-12 05:33:51</text:p>
          </table:table-cell>
          <table:table-cell office:value-type="float" office:value="1.93320346072308" calcext:value-type="float">
            <text:p>1.93320346072308</text:p>
          </table:table-cell>
          <table:table-cell office:value-type="float" office:value="1900.22533558846" calcext:value-type="float">
            <text:p>1900.22533558846</text:p>
          </table:table-cell>
          <table:table-cell office:value-type="float" office:value="1.73901007198421" calcext:value-type="float">
            <text:p>1.73901007198421</text:p>
          </table:table-cell>
          <table:table-cell office:value-type="float" office:value="0.58965959265062" calcext:value-type="float">
            <text:p>0.58965959265062</text:p>
          </table:table-cell>
          <table:table-cell office:value-type="float" office:value="0.496146435452794" calcext:value-type="float">
            <text:p>0.496146435452794</text:p>
          </table:table-cell>
          <table:table-cell office:value-type="float" office:value="0.402396186174884" calcext:value-type="float">
            <text:p>0.4023961861748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Qwen/Qwen2.5-1.5B-Instruct</text:p>
          </table:table-cell>
          <table:table-cell office:value-type="string" calcext:value-type="string">
            <text:p>INITIALIZED_NO_TRAINING</text:p>
          </table:table-cell>
          <table:table-cell office:value-type="string" calcext:value-type="string">
            <text:p>results@2025-08-12 05:33:51</text:p>
          </table:table-cell>
          <table:table-cell office:value-type="float" office:value="1.76347218243282" calcext:value-type="float">
            <text:p>1.76347218243282</text:p>
          </table:table-cell>
          <table:table-cell office:value-type="float" office:value="53328.0239200401" calcext:value-type="float">
            <text:p>53328.0239200401</text:p>
          </table:table-cell>
          <table:table-cell office:value-type="float" office:value="2.19453716065866" calcext:value-type="float">
            <text:p>2.19453716065866</text:p>
          </table:table-cell>
          <table:table-cell office:value-type="float" office:value="0.58965959265062" calcext:value-type="float">
            <text:p>0.58965959265062</text:p>
          </table:table-cell>
          <table:table-cell office:value-type="float" office:value="0.496146435452794" calcext:value-type="float">
            <text:p>0.496146435452794</text:p>
          </table:table-cell>
          <table:table-cell office:value-type="float" office:value="0.398569815581483" calcext:value-type="float">
            <text:p>0.3985698155814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Qwen/Qwen2.5-1.5B-Instruct</text:p>
          </table:table-cell>
          <table:table-cell office:value-type="string" calcext:value-type="string">
            <text:p>INITIALIZED_WITH_TRAINING</text:p>
          </table:table-cell>
          <table:table-cell office:value-type="string" calcext:value-type="string">
            <text:p>results@2025-08-12 05:33:51</text:p>
          </table:table-cell>
          <table:table-cell office:value-type="float" office:value="1.76347218243282" calcext:value-type="float">
            <text:p>1.76347218243282</text:p>
          </table:table-cell>
          <table:table-cell office:value-type="float" office:value="15517.9603974152" calcext:value-type="float">
            <text:p>15517.9603974152</text:p>
          </table:table-cell>
          <table:table-cell office:value-type="float" office:value="2.21102067714217" calcext:value-type="float">
            <text:p>2.21102067714217</text:p>
          </table:table-cell>
          <table:table-cell office:value-type="float" office:value="0.58965959265062" calcext:value-type="float">
            <text:p>0.58965959265062</text:p>
          </table:table-cell>
          <table:table-cell office:value-type="float" office:value="0.496146435452794" calcext:value-type="float">
            <text:p>0.496146435452794</text:p>
          </table:table-cell>
          <table:table-cell office:value-type="float" office:value="0.397942541713712" calcext:value-type="float">
            <text:p>0.3979425417137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Qwen/Qwen2.5-1.5B-Instruct</text:p>
          </table:table-cell>
          <table:table-cell office:value-type="string" calcext:value-type="string">
            <text:p>INITIALIZED_NO_TRAINING</text:p>
          </table:table-cell>
          <table:table-cell office:value-type="string" calcext:value-type="string">
            <text:p>results@2025-08-12 07:20:38</text:p>
          </table:table-cell>
          <table:table-cell office:value-type="float" office:value="1.6648461582536" calcext:value-type="float">
            <text:p>1.6648461582536</text:p>
          </table:table-cell>
          <table:table-cell office:value-type="float" office:value="65642.6984274674" calcext:value-type="float">
            <text:p>65642.6984274674</text:p>
          </table:table-cell>
          <table:table-cell office:value-type="float" office:value="2.19047619047619" calcext:value-type="float">
            <text:p>2.19047619047619</text:p>
          </table:table-cell>
          <table:table-cell office:value-type="float" office:value="0.58965959265062" calcext:value-type="float">
            <text:p>0.58965959265062</text:p>
          </table:table-cell>
          <table:table-cell office:value-type="float" office:value="0.496146435452794" calcext:value-type="float">
            <text:p>0.496146435452794</text:p>
          </table:table-cell>
          <table:table-cell office:value-type="float" office:value="0.402835277882323" calcext:value-type="float">
            <text:p>0.40283527788232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Qwen/Qwen2.5-1.5B-Instruct</text:p>
          </table:table-cell>
          <table:table-cell office:value-type="string" calcext:value-type="string">
            <text:p>INITIALIZED_WITH_TRAINING</text:p>
          </table:table-cell>
          <table:table-cell office:value-type="string" calcext:value-type="string">
            <text:p>results@2025-08-12 07:20:38</text:p>
          </table:table-cell>
          <table:table-cell office:value-type="float" office:value="1.6648461582536" calcext:value-type="float">
            <text:p>1.6648461582536</text:p>
          </table:table-cell>
          <table:table-cell office:value-type="float" office:value="724478.553944111" calcext:value-type="float">
            <text:p>724478.553944111</text:p>
          </table:table-cell>
          <table:table-cell office:value-type="float" office:value="2.26474567099567" calcext:value-type="float">
            <text:p>2.26474567099567</text:p>
          </table:table-cell>
          <table:table-cell office:value-type="float" office:value="0.58965959265062" calcext:value-type="float">
            <text:p>0.58965959265062</text:p>
          </table:table-cell>
          <table:table-cell office:value-type="float" office:value="0.496146435452794" calcext:value-type="float">
            <text:p>0.496146435452794</text:p>
          </table:table-cell>
          <table:table-cell office:value-type="float" office:value="0.402082549240999" calcext:value-type="float">
            <text:p>0.40208254924099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Qwen/Qwen2.5-1.5B-Instruct</text:p>
          </table:table-cell>
          <table:table-cell office:value-type="string" calcext:value-type="string">
            <text:p>INITIALIZED_NO_TRAINING</text:p>
          </table:table-cell>
          <table:table-cell office:value-type="string" calcext:value-type="string">
            <text:p>results@2025-08-12 09:20:28</text:p>
          </table:table-cell>
          <table:table-cell office:value-type="float" office:value="1.66699593193147" calcext:value-type="float">
            <text:p>1.66699593193147</text:p>
          </table:table-cell>
          <table:table-cell office:value-type="float" office:value="155106.680371361" calcext:value-type="float">
            <text:p>155106.680371361</text:p>
          </table:table-cell>
          <table:table-cell office:value-type="float" office:value="2.19482152579368" calcext:value-type="float">
            <text:p>2.19482152579368</text:p>
          </table:table-cell>
          <table:table-cell office:value-type="float" office:value="0.58965959265062" calcext:value-type="float">
            <text:p>0.58965959265062</text:p>
          </table:table-cell>
          <table:table-cell office:value-type="float" office:value="0.495664739884393" calcext:value-type="float">
            <text:p>0.495664739884393</text:p>
          </table:table-cell>
          <table:table-cell office:value-type="float" office:value="0.401392547986451" calcext:value-type="float">
            <text:p>0.40139254798645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Qwen/Qwen2.5-1.5B-Instruct</text:p>
          </table:table-cell>
          <table:table-cell office:value-type="string" calcext:value-type="string">
            <text:p>INITIALIZED_WITH_TRAINING</text:p>
          </table:table-cell>
          <table:table-cell office:value-type="string" calcext:value-type="string">
            <text:p>results@2025-08-12 09:20:28</text:p>
          </table:table-cell>
          <table:table-cell office:value-type="float" office:value="1.66699593193147" calcext:value-type="float">
            <text:p>1.66699593193147</text:p>
          </table:table-cell>
          <table:table-cell office:value-type="float" office:value="802826.479450989" calcext:value-type="float">
            <text:p>802826.479450989</text:p>
          </table:table-cell>
          <table:table-cell office:value-type="float" office:value="2.16928526430236" calcext:value-type="float">
            <text:p>2.16928526430236</text:p>
          </table:table-cell>
          <table:table-cell office:value-type="float" office:value="0.58965959265062" calcext:value-type="float">
            <text:p>0.58965959265062</text:p>
          </table:table-cell>
          <table:table-cell office:value-type="float" office:value="0.495664739884393" calcext:value-type="float">
            <text:p>0.495664739884393</text:p>
          </table:table-cell>
          <table:table-cell office:value-type="float" office:value="0.400639819345126" calcext:value-type="float">
            <text:p>0.400639819345126</text:p>
          </table:table-cell>
        </table:table-row>
      </table:table>
      <table:named-expressions/>
      <table:database-ranges>
        <table:database-range table:name="__Anonymous_Sheet_DB__0" table:target-range-address="RESULTS_SUMMARY_20250813094505.A1:RESULTS_SUMMARY_20250813094505.J2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4T21:47:56.219439318</dc:date>
    <meta:editing-duration>PT3H37M39S</meta:editing-duration>
    <meta:editing-cycles>3</meta:editing-cycles>
    <meta:generator>LibreOffice/24.2.7.2$Linux_X86_64 LibreOffice_project/420$Build-2</meta:generator>
    <meta:document-statistic meta:table-count="1" meta:cell-count="213" meta:object-count="0"/>
  </office:meta>
</office:document-meta>
</file>